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29cm" fo:min-width="4.326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75cm" fo:min-width="2.494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0.766cm" fo:min-width="4.199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147cm" fo:min-width="2.675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.306cm" fo:min-width="3.31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179cm" fo:min-width="2.929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02cm" fo:min-width="2.421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147cm" fo:min-width="2.802cm"/>
      <style:paragraph-properties style:writing-mode="lr-tb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3.437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052cm" fo:min-width="2.421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671cm" fo:min-width="4.199cm"/>
      <style:paragraph-properties style:writing-mode="lr-tb"/>
    </style:style>
    <style:style style:name="gr16" style:family="graphic" style:parent-style-name="standard">
      <style:graphic-properties svg:stroke-color="#2a6099" draw:fill-color="#b4c7dc" draw:textarea-horizontal-align="justify" draw:textarea-vertical-align="middle" draw:auto-grow-height="false" fo:min-height="0.559cm" fo:min-width="2.28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writing-mode="lr-tb"/>
      <style:text-properties fo:font-size="11pt"/>
    </style:style>
    <style:style style:name="P5" style:family="paragraph">
      <loext:graphic-properties draw:fill-color="#eeeeee"/>
      <style:paragraph-properties fo:text-align="center" style:writing-mode="lr-tb"/>
      <style:text-properties fo:font-size="11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e8f2a1"/>
      <style:paragraph-properties fo:text-align="center" style:writing-mode="lr-tb"/>
      <style:text-properties fo:font-size="11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b4c7dc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3cm" svg:height="0.762cm" svg:x="-4.842cm" svg:y="2.778cm">
          <draw:text-box>
            <text:p><text:span text:style-name="T1">ye</text:span><text:span text:style-name="T1">s</text:span></text:p>
          </draw:text-box>
        </draw:frame>
        <draw:connector draw:style-name="gr2" draw:text-style-name="P2" draw:layer="layout" svg:x1="-6.049cm" svg:y1="3cm" svg:x2="-6.049cm" svg:y2="3.889cm" svg:d="M-6049 3000v889" svg:viewBox="0 0 1 890">
          <text:p/>
        </draw:connector>
        <draw:frame draw:style-name="gr3" draw:text-style-name="P3" draw:layer="layout" svg:width="7.62cm" svg:height="1.175cm" svg:x="5.318cm" svg:y="1.381cm">
          <draw:text-box>
            <text:p><text:span text:style-name="T2">Si</text:span><text:span text:style-name="T2">d</text:span><text:span text:style-name="T2">a</text:span><text:span text:style-name="T2">n</text:span><text:span text:style-name="T2">s </text:span><text:span text:style-name="T2">st</text:span><text:span text:style-name="T2">r</text:span><text:span text:style-name="T2">u</text:span><text:span text:style-name="T2">kt</text:span><text:span text:style-name="T2">u</text:span><text:span text:style-name="T2">r/ </text:span><text:span text:style-name="T2">m</text:span><text:span text:style-name="T2">a</text:span><text:span text:style-name="T2">p</text:span></text:p>
          </draw:text-box>
        </draw:frame>
        <draw:custom-shape draw:style-name="gr4" draw:text-style-name="P5" draw:layer="layout" svg:width="4.826cm" svg:height="2.54cm" svg:x="3.921cm" svg:y="6.969cm">
          <text:p text:style-name="P4"><text:span text:style-name="T3">Ar</text:span><text:span text:style-name="T3">tikl</text:span><text:span text:style-name="T3">a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2.54cm" svg:x="19.161cm" svg:y="6.842cm">
          <text:p text:style-name="P4"><text:span text:style-name="T3">Varukor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.826cm" svg:height="2.54cm" svg:x="11.541cm" svg:y="15.097cm">
          <text:p text:style-name="P4"><text:span text:style-name="T3">Pro</text:span><text:span text:style-name="T3">duk</text:span><text:span text:style-name="T3">ter/</text:span><text:span text:style-name="T3">buti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2.54cm" svg:x="3.794cm" svg:y="12.049cm">
          <text:p text:style-name="P4"><text:span text:style-name="T3">Re</text:span><text:span text:style-name="T3">cep</text:span><text:span text:style-name="T3">tbo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2.54cm" svg:x="11.414cm" svg:y="3.54cm">
          <text:p text:style-name="P4"><text:span text:style-name="T3">Logga in/</text:span></text:p>
          <text:p text:style-name="P4"><text:span text:style-name="T3">logga ut/</text:span></text:p>
          <text:p text:style-name="P4"><text:span text:style-name="T3">Regestrera d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826cm" svg:height="2.54cm" svg:x="18.653cm" svg:y="12.049cm">
          <text:p text:style-name="P4"><text:span text:style-name="T3">An</text:span><text:span text:style-name="T3">vä</text:span><text:span text:style-name="T3">nd</text:span><text:span text:style-name="T3">are</text:span><text:span text:style-name="T3">ns </text:span><text:span text:style-name="T3">ko</text:span><text:span text:style-name="T3">nto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763cm" svg:y1="12.303cm" svg:x2="13.954cm" svg:y2="15.097cm" draw:end-shape="id1" svg:d="M13763 12303l191 2794" svg:viewBox="0 0 192 2795">
          <text:p/>
        </draw:connector>
        <draw:custom-shape draw:style-name="gr6" draw:text-style-name="P7" draw:layer="layout" svg:width="4.234cm" svg:height="4.242cm" svg:x="11.541cm" svg:y="8.461cm">
          <text:p text:style-name="P2">Hemsi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5.732cm" svg:y1="10.017cm" svg:x2="19.161cm" svg:y2="7.985cm">
          <text:p/>
        </draw:line>
        <draw:line draw:style-name="gr5" draw:text-style-name="P6" draw:layer="layout" svg:x1="11.795cm" svg:y1="11.668cm" svg:x2="8.62cm" svg:y2="13.319cm">
          <text:p/>
        </draw:line>
        <draw:line draw:style-name="gr5" draw:text-style-name="P6" draw:layer="layout" svg:x1="8.747cm" svg:y1="8.112cm" svg:x2="11.922cm" svg:y2="9.509cm">
          <text:p/>
        </draw:line>
        <draw:line draw:style-name="gr5" draw:text-style-name="P6" draw:layer="layout" svg:x1="13.827cm" svg:y1="6.08cm" svg:x2="13.827cm" svg:y2="8.493cm">
          <text:p/>
        </draw:line>
        <draw:line draw:style-name="gr5" draw:text-style-name="P6" draw:layer="layout" svg:x1="15.478cm" svg:y1="11.668cm" svg:x2="18.653cm" svg:y2="13.319cm">
          <text:p/>
        </draw:line>
      </draw:page>
      <draw:page draw:name="page2" draw:style-name="dp1" draw:master-page-name="Default">
        <draw:frame draw:style-name="gr1" draw:text-style-name="P1" draw:layer="layout" svg:width="1.23cm" svg:height="0.762cm" svg:x="-4.842cm" svg:y="2.778cm">
          <draw:text-box>
            <text:p><text:span text:style-name="T1">ye</text:span><text:span text:style-name="T1">s</text:span></text:p>
          </draw:text-box>
        </draw:frame>
        <draw:custom-shape draw:style-name="gr7" draw:text-style-name="P8" xml:id="id2" draw:id="id2" draw:layer="layout" svg:width="4.699cm" svg:height="1.016cm" svg:x="-6.366cm" svg:y="10.144cm">
          <text:p text:style-name="P4"><text:span text:style-name="T3">Create “userId” cookie</text:span><text:span text:style-name="T3"><text:line-break/></text:span><text:span text:style-name="T3">with e-mail as ID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svg:x1="-4.017cm" svg:y1="11.16cm" svg:x2="-5.191cm" svg:y2="9.533cm" draw:start-shape="id2" draw:start-glue-point="2" svg:d="M-4017 11160v501h-2851v-2128h1677" svg:viewBox="0 0 2852 2129">
          <text:p/>
        </draw:connector>
        <draw:connector draw:style-name="gr2" draw:text-style-name="P2" draw:layer="layout" svg:x1="-6.049cm" svg:y1="3cm" svg:x2="-6.049cm" svg:y2="3.889cm" svg:d="M-6049 3000v889" svg:viewBox="0 0 1 890">
          <text:p/>
        </draw:connector>
        <draw:frame draw:style-name="gr3" draw:text-style-name="P3" draw:layer="layout" svg:width="7.62cm" svg:height="1.175cm" svg:x="5.318cm" svg:y="1.381cm">
          <draw:text-box>
            <text:p><text:span text:style-name="T2">Den interna SPA strukturen</text:span></text:p>
          </draw:text-box>
        </draw:frame>
        <draw:custom-shape draw:style-name="gr8" draw:text-style-name="P5" xml:id="id3" draw:id="id3" draw:layer="layout" svg:width="3.175cm" svg:height="1.397cm" svg:x="4.683cm" svg:y="5.699cm">
          <text:p text:style-name="P4"><text:span text:style-name="T3">App</text:span></text:p>
          <text:p text:style-name="P4"><text:span text:style-name="T4">Entry poi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2.54cm" svg:x="-5.731cm" svg:y="42.91cm">
          <text:p text:style-name="P4"><text:span text:style-name="T3">Receptbok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2.54cm" svg:x="-5.731cm" svg:y="42.91cm">
          <text:p text:style-name="P4"><text:span text:style-name="T3">Receptbok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" draw:id="id11" draw:layer="layout" svg:width="3.81cm" svg:height="1.556cm" svg:x="4.048cm" svg:y="11.636cm">
          <text:p text:style-name="P4"><text:span text:style-name="T3">Sta</text:span><text:span text:style-name="T3">te</text:span></text:p>
          <text:p text:style-name="P4"><text:span text:style-name="T3">(sto</text:span><text:span text:style-name="T3">re.j</text:span><text:span text:style-name="T3">s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7" draw:id="id7" draw:layer="layout" svg:width="3.429cm" svg:height="1.429cm" svg:x="10.779cm" svg:y="11.668cm">
          <text:p text:style-name="P4"><text:span text:style-name="T3">API.j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9" draw:id="id9" draw:layer="layout" svg:width="2.921cm" svg:height="1.27cm" svg:x="15.732cm" svg:y="14.97cm">
          <text:p text:style-name="P4"><text:span text:style-name="T3">C</text:span><text:span text:style-name="T3">oo</text:span><text:span text:style-name="T3">ki</text:span><text:span text:style-name="T3">es</text:span></text:p>
          <text:p text:style-name="P4"><text:span text:style-name="T4">W</text:span><text:span text:style-name="T4">eb </text:span><text:span text:style-name="T4">bro</text:span><text:span text:style-name="T4">ws</text:span><text:span text:style-name="T4">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" draw:id="id8" draw:layer="layout" svg:width="3.302cm" svg:height="1.397cm" svg:x="15.478cm" svg:y="11.668cm">
          <text:p text:style-name="P4"><text:span text:style-name="T3">Authorization.j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937cm" svg:height="1.27cm" svg:x="10.525cm" svg:y="15.859cm">
          <text:p text:style-name="P4"><text:span text:style-name="T3">Fir</text:span><text:span text:style-name="T3">eb</text:span><text:span text:style-name="T3">as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2.921cm" svg:height="1.302cm" svg:x="10.652cm" svg:y="5.699cm">
          <text:p text:style-name="P4"><text:span text:style-name="T3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6" draw:id="id6" draw:layer="layout" svg:width="4.699cm" svg:height="0.921cm" svg:x="10.144cm" svg:y="9.096cm"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4.699cm" svg:height="0.921cm" svg:x="10.017cm" svg:y="8.715cm">
          <text:p text:style-name="P10"><text:span text:style-name="T3">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4.699cm" svg:height="0.921cm" svg:x="9.89cm" svg:y="8.493cm">
          <text:p text:style-name="P10"><text:span text:style-name="T3">Pa</text:span><text:span text:style-name="T3">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5" draw:id="id5" draw:layer="layout" svg:width="4.699cm" svg:height="0.921cm" svg:x="9.763cm" svg:y="8.334cm">
          <text:p text:style-name="P4"><text:span text:style-name="T3">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10" draw:id="id10" draw:layer="layout" svg:width="3.937cm" svg:height="1.143cm" svg:x="10.525cm" svg:y="14.716cm">
          <text:p text:style-name="P11"><text:span text:style-name="T5">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line" svg:x1="7.858cm" svg:y1="6.397cm" svg:x2="10.652cm" svg:y2="6.35cm" draw:start-shape="id3" draw:start-glue-point="1" draw:end-shape="id4" draw:end-glue-point="3" svg:d="M7858 6397l2794-47" svg:viewBox="0 0 2795 48">
          <text:p/>
        </draw:connector>
        <draw:connector draw:style-name="gr17" draw:text-style-name="P6" draw:layer="layout" draw:type="line" svg:x1="12.112cm" svg:y1="7.001cm" svg:x2="12.112cm" svg:y2="8.334cm" draw:start-shape="id4" draw:end-shape="id5" svg:d="M12112 7001v1333" svg:viewBox="0 0 1 1334">
          <text:p/>
        </draw:connector>
        <draw:connector draw:style-name="gr17" draw:text-style-name="P6" draw:layer="layout" draw:type="line" svg:x1="12.112cm" svg:y1="7.001cm" svg:x2="12.112cm" svg:y2="8.334cm" draw:start-shape="id4" draw:end-shape="id5" svg:d="M12112 7001v1333" svg:viewBox="0 0 1 1334">
          <text:p/>
        </draw:connector>
        <draw:connector draw:style-name="gr17" draw:text-style-name="P6" draw:layer="layout" draw:type="line" svg:x1="12.112cm" svg:y1="7.001cm" svg:x2="12.112cm" svg:y2="8.334cm" draw:start-shape="id4" draw:end-shape="id5" svg:d="M12112 7001v1333" svg:viewBox="0 0 1 1334">
          <text:p/>
        </draw:connector>
        <draw:connector draw:style-name="gr17" draw:text-style-name="P6" draw:layer="layout" draw:type="line" svg:x1="12.493cm" svg:y1="10.017cm" svg:x2="12.493cm" svg:y2="11.668cm" draw:start-shape="id6" draw:start-glue-point="2" draw:end-shape="id7" draw:end-glue-point="0" svg:d="M12493 10017v1651" svg:viewBox="0 0 1 1652">
          <text:p/>
        </draw:connector>
        <draw:connector draw:style-name="gr17" draw:text-style-name="P6" draw:layer="layout" draw:type="line" svg:x1="15.478cm" svg:y1="12.366cm" svg:x2="14.208cm" svg:y2="12.382cm" draw:start-shape="id8" draw:start-glue-point="3" draw:end-shape="id7" draw:end-glue-point="1" svg:d="M15478 12366l-1270 16" svg:viewBox="0 0 1271 17">
          <text:p/>
        </draw:connector>
        <draw:connector draw:style-name="gr17" draw:text-style-name="P6" draw:layer="layout" draw:type="line" svg:x1="17.129cm" svg:y1="13.065cm" svg:x2="17.192cm" svg:y2="14.97cm" draw:start-shape="id8" draw:start-glue-point="2" draw:end-shape="id9" draw:end-glue-point="0" svg:d="M17129 13065l63 1905" svg:viewBox="0 0 64 1906">
          <text:p/>
        </draw:connector>
        <draw:connector draw:style-name="gr17" draw:text-style-name="P6" draw:layer="layout" draw:type="line" svg:x1="12.493cm" svg:y1="13.097cm" svg:x2="12.494cm" svg:y2="14.716cm" draw:start-shape="id7" draw:start-glue-point="2" draw:end-shape="id10" draw:end-glue-point="4" svg:d="M12493 13097l1 1619" svg:viewBox="0 0 2 1620">
          <text:p/>
        </draw:connector>
        <draw:connector draw:style-name="gr17" draw:text-style-name="P6" draw:layer="layout" svg:x1="9.763cm" svg:y1="8.794cm" svg:x2="5.953cm" svg:y2="11.636cm" draw:start-shape="id5" draw:start-glue-point="3" draw:end-shape="id11" draw:end-glue-point="0" svg:d="M9763 8794h-3810v2842" svg:viewBox="0 0 3811 2843">
          <text:p/>
        </draw:connector>
        <draw:connector draw:style-name="gr17" draw:text-style-name="P6" draw:layer="layout" svg:x1="14.843cm" svg:y1="9.556cm" svg:x2="17.129cm" svg:y2="11.668cm" draw:start-shape="id6" draw:start-glue-point="1" draw:end-shape="id8" draw:end-glue-point="0" svg:d="M14843 9556h2286v2112" svg:viewBox="0 0 2287 2113">
          <text:p/>
        </draw:connector>
      </draw:page>
      <draw:page draw:name="page3" draw:style-name="dp1" draw:master-page-name="Default">
        <draw:frame draw:style-name="gr1" draw:text-style-name="P1" draw:layer="layout" svg:width="1.23cm" svg:height="0.762cm" svg:x="-4.842cm" svg:y="2.778cm">
          <draw:text-box>
            <text:p><text:span text:style-name="T1">ye</text:span><text:span text:style-name="T1">s</text:span></text:p>
          </draw:text-box>
        </draw:frame>
        <draw:custom-shape draw:style-name="gr7" draw:text-style-name="P8" xml:id="id12" draw:id="id12" draw:layer="layout" svg:width="4.699cm" svg:height="1.016cm" svg:x="-8.906cm" svg:y="5.699cm">
          <text:p text:style-name="P4"><text:span text:style-name="T3">Create “userId” cookie</text:span><text:span text:style-name="T3"><text:line-break/></text:span><text:span text:style-name="T3">with e-mail as ID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svg:x1="-6.557cm" svg:y1="6.715cm" svg:x2="-5.191cm" svg:y2="9.533cm" draw:start-shape="id12" draw:start-glue-point="2" svg:d="M-6557 6715v1660h1366v1158" svg:viewBox="0 0 1367 2819">
          <text:p/>
        </draw:connector>
        <draw:connector draw:style-name="gr2" draw:text-style-name="P2" draw:layer="layout" svg:x1="-6.049cm" svg:y1="3cm" svg:x2="-6.049cm" svg:y2="3.889cm" svg:d="M-6049 3000v889" svg:viewBox="0 0 1 890">
          <text:p/>
        </draw:connector>
        <draw:frame draw:style-name="gr3" draw:text-style-name="P3" draw:layer="layout" svg:width="7.62cm" svg:height="1.175cm" svg:x="5.318cm" svg:y="1.349cm">
          <draw:text-box>
            <text:p><text:span text:style-name="T2">S</text:span><text:span text:style-name="T2">ta</text:span><text:span text:style-name="T2">rt</text:span><text:span text:style-name="T2">:</text:span></text:p>
          </draw:text-box>
        </draw:frame>
        <draw:custom-shape draw:style-name="gr18" draw:text-style-name="P5" draw:layer="layout" svg:width="4.699cm" svg:height="1.016cm" svg:x="-8.398cm" svg:y="3.889cm">
          <text:p text:style-name="P4"><text:span text:style-name="T3">Read cookie “userId”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01:12:06.456904891</meta:creation-date>
    <dc:date>2021-01-26T20:12:38.399184412</dc:date>
    <meta:editing-duration>PT10M15S</meta:editing-duration>
    <meta:editing-cycles>5</meta:editing-cycles>
    <meta:generator>LibreOffice/6.4.6.2$Linux_X86_64 LibreOffice_project/40$Build-2</meta:generator>
    <meta:document-statistic meta:object-count="51"/>
  </office:meta>
</office:document-meta>
</file>